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10.785cm" svg:height="1.675cm" svg:x="8.89cm" svg:y="9.525cm">
          <draw:text-box>
            <text:p text:style-name="P1">This is an example presentation</text:p>
            <text:p text:style-name="P1">created with OpenOffice Impress 2.0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Christiaan Fluit</meta:initial-creator>
    <meta:creation-date>2005-10-30T00:12:01</meta:creation-date>
    <dc:creator>Christiaan Fluit</dc:creator>
    <dc:date>2005-10-30T00:13:21</dc:date>
    <dc:language>en-US</dc:language>
    <meta:editing-cycles>2</meta:editing-cycles>
    <meta:editing-duration>PT1M40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